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cde49" officeooo:paragraph-rsid="000cde49" style:font-weight-asian="bold" style:font-weight-complex="bold"/>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list-style-name="L1">
      <style:paragraph-properties fo:margin-left="0cm" fo:margin-right="0cm" fo:margin-top="0cm" fo:margin-bottom="0.247cm" style:contextual-spacing="false" fo:text-indent="0cm" style:auto-text-indent="false" fo:padding="0cm" fo:border="none"/>
    </style:style>
    <style:style style:name="P4"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5" style:family="paragraph" style:parent-style-name="Text_20_body">
      <style:text-properties fo:font-weight="bold" officeooo:rsid="000cde49" officeooo:paragraph-rsid="000cde49" style:font-weight-asian="bold" style:font-weight-complex="bold"/>
    </style:style>
    <style:style style:name="P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officeooo:rsid="000cde49" officeooo:paragraph-rsid="000cde49"/>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officeooo:rsid="000d800b"/>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text:span text:style-name="T1">Matias Agustin Pennino</text:span></text:p>
      <text:p text:style-name="P1">ACTIVIDAD: <text:span text:style-name="T1">Ciclo de vida 2.2.2</text:span></text:p>
      <text:p text:style-name="P1"><text:span text:style-name="T1"/></text:p>
      <text:p text:style-name="P5"><text:span text:style-name="T1">El proyecto consiste en el desarrollo de un software específico para la gestión de unos dispositivos que pretende adquirir la empresa y que desean un software a medida para su control y mantenimiento. Básicamente se trata de estudiar detenidamente estos dispositivos, conocer los eventos a los que responde, las posibilidades de conexión y detectar problemas diagnosticando periódica y automáticamente cada uno de los aparatos.</text:span></text:p>
      <text:p text:style-name="P2">Conclusiones al respecto:</text:p>
      <text:list text:style-name="L1">
        <text:list-item>
          <text:p text:style-name="P3">El cliente no tiene todavía muy claro lo que necesita, porque aún no tiene las máquinas.</text:p>
        </text:list-item>
        <text:list-item>
          <text:p text:style-name="P3">El equipo de desarrollo nunca ha trabajado con estos dispositivos porque son nuevos.</text:p>
        </text:list-item>
        <text:list-item>
          <text:p text:style-name="P3">Por último, es necesario presentar un prototipo para evaluar los riesgos.</text:p>
        </text:list-item>
      </text:list>
      <text:p text:style-name="P4">Estudia y analiza qué modelo de ciclo de vida debería escogerse para desarrollar este proyecto. Se debe justificar su elección atendiendo a las características del proyecto y del modelo escogido. Haz algún comentario sobre aquellos modelos que descartas indicando el motivo.</text:p>
      <text:p text:style-name="P4">Imagina que formas parte del equipo de desarrollo y la tarea que te encomiendan es la elaboración de un informe <text:span text:style-name="T2">de aproximadamente una página </text:span>(A4, Estilo Times New Roman, Tamaño 12, Interlineado normal) en el que justifiques la elección del ciclo de vida que has propuesto. Guarda dicho informe en un archivo que debes nombrar con tu nombre y las iniciales de tus apellidos seguidas de la palabra CicloDeVida. Finalmente envía el archivo al Buzón de Actividades.</text:p>
      <text:p text:style-name="P4"/>
      <text:p text:style-name="P6">En un primer lugar dejaría de lado los modelos clásicos, al tener la necesidad de realizar cambios en el proyecto. Elegir<text:span text:style-name="T3">ía</text:span> el modelo en espiral, pues puedo comunicarme con el cliente, presentar prototipos, y analizar riesgos, siendo mas eficiente que el modelo iterativo incremental</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4:08:19.816000000</meta:creation-date>
    <dc:date>2023-11-03T14:14:46.596000000</dc:date>
    <meta:editing-duration>PT6M27S</meta:editing-duration>
    <meta:editing-cycles>2</meta:editing-cycles>
    <meta:generator>LibreOffice/7.6.0.3$Windows_X86_64 LibreOffice_project/69edd8b8ebc41d00b4de3915dc82f8f0fc3b6265</meta:generator>
    <meta:print-date>2023-11-03T14:14:08.756000000</meta:print-date>
    <meta:printed-by>Archivos PDF</meta:printed-by>
    <meta:document-statistic meta:table-count="0" meta:image-count="0" meta:object-count="0" meta:page-count="1" meta:paragraph-count="10" meta:word-count="281" meta:character-count="1779" meta:non-whitespace-character-count="1511"/>
  </office:meta>
</office:document-meta>
</file>